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0b6b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hapitre 2 </text:p>
      <text:p text:style-name="Preformatted_20_Text"/>
      <text:p text:style-name="Preformatted_20_Text">CLI : Command Line Interface</text:p>
      <text:p text:style-name="Preformatted_20_Text"/>
      <text:p text:style-name="Preformatted_20_Text">Types de <text:span text:style-name="T1">connexion</text:span>:</text:p>
      <text:p text:style-name="Preformatted_20_Text">- Console : mode hors ligne direct sur la machine</text:p>
      <text:p text:style-name="Preformatted_20_Text">- SSH : En ligne connecté au serveur</text:p>
      <text:p text:style-name="Preformatted_20_Text">- Telnet : SSH pas sécurisé (mdp en clair)</text:p>
      <text:p text:style-name="Preformatted_20_Text">- AUX : connexion via <text:span text:style-name="T1">câble</text:span> téléphonique</text:p>
      <text:p text:style-name="Preformatted_20_Text"/>
      <text:p text:style-name="Preformatted_20_Text">Modes de commande :</text:p>
      <text:p text:style-name="Preformatted_20_Text">- Mode d'exécution simple (toto&gt;)</text:p>
      <text:p text:style-name="Preformatted_20_Text">- Mode d'exécution privilégiée (root#)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Windows_X86_64 LibreOffice_project/c838ef25c16710f8838b1faec480ebba495259d0</meta:generator>
    <dc:date>2018-11-23T13:43:51.113000000</dc:date>
    <meta:editing-duration>PT17S</meta:editing-duration>
    <meta:editing-cycles>1</meta:editing-cycles>
    <meta:document-statistic meta:table-count="0" meta:image-count="0" meta:object-count="0" meta:page-count="1" meta:paragraph-count="10" meta:word-count="58" meta:character-count="315" meta:non-whitespace-character-count="266"/>
  </office:meta>
</office:document-meta>
</file>